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52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2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3.94mm"/>
    </style:style>
    <style:style style:name="co9" style:family="table-column">
      <style:table-column-properties fo:break-before="auto" style:column-width="110.31mm"/>
    </style:style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18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20" style:family="table-column">
      <style:table-column-properties fo:break-before="auto" style:column-width="45.09mm"/>
    </style:style>
    <style:style style:name="co21" style:family="table-column">
      <style:table-column-properties fo:break-before="auto" style:column-width="34.18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0" style:family="table-column">
      <style:table-column-properties fo:break-before="auto" style:column-width="31.77mm"/>
    </style:style>
    <style:style style:name="co51" style:family="table-column">
      <style:table-column-properties fo:break-before="auto" style:column-width="25.33mm"/>
    </style:style>
    <style:style style:name="co52" style:family="table-column">
      <style:table-column-properties fo:break-before="auto" style:column-width="40.66mm"/>
    </style:style>
    <style:style style:name="co53" style:family="table-column">
      <style:table-column-properties fo:break-before="auto" style:column-width="29.33mm"/>
    </style:style>
    <style:style style:name="co54" style:family="table-column">
      <style:table-column-properties fo:break-before="auto" style:column-width="30.89mm"/>
    </style:style>
    <style:style style:name="co55" style:family="table-column">
      <style:table-column-properties fo:break-before="auto" style:column-width="31.1mm"/>
    </style:style>
    <style:style style:name="co56" style:family="table-column">
      <style:table-column-properties fo:break-before="auto" style:column-width="12.44mm"/>
    </style:style>
    <style:style style:name="co57" style:family="table-column">
      <style:table-column-properties fo:break-before="auto" style:column-width="150.05mm"/>
    </style:style>
    <style:style style:name="co58" style:family="table-column">
      <style:table-column-properties fo:break-before="auto" style:column-width="24.43mm"/>
    </style:style>
    <style:style style:name="co59" style:family="table-column">
      <style:table-column-properties fo:break-before="auto" style:column-width="24.22mm"/>
    </style:style>
    <style:style style:name="co60" style:family="table-column">
      <style:table-column-properties fo:break-before="auto" style:column-width="27.76mm"/>
    </style:style>
    <style:style style:name="ro1" style:family="table-row">
      <style:table-row-properties style:row-height="30.0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31.5mm" fo:break-before="auto" style:use-optimal-row-height="fals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7" style:family="table-row">
      <style:table-row-properties style:row-height="17.55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17" style:family="table-row">
      <style:table-row-properties style:row-height="38.72mm" fo:break-before="auto" style:use-optimal-row-height="false"/>
    </style:style>
    <style:style style:name="ro18" style:family="table-row">
      <style:table-row-properties style:row-height="9.86mm" fo:break-before="auto" style:use-optimal-row-height="false"/>
    </style:style>
    <style:style style:name="ro19" style:family="table-row">
      <style:table-row-properties style:row-height="9.61mm" fo:break-before="auto" style:use-optimal-row-height="false"/>
    </style:style>
    <style:style style:name="ro29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105.2mm" fo:break-before="auto" style:use-optimal-row-height="false"/>
    </style:style>
    <style:style style:name="ro31" style:family="table-row">
      <style:table-row-properties style:row-height="7.5mm" fo:break-before="auto" style:use-optimal-row-height="false"/>
    </style:style>
    <style:style style:name="ro32" style:family="table-row">
      <style:table-row-properties style:row-height="13.88mm" fo:break-before="auto" style:use-optimal-row-height="false"/>
    </style:style>
    <style:style style:name="ro33" style:family="table-row">
      <style:table-row-properties style:row-height="12.77mm" fo:break-before="auto" style:use-optimal-row-height="false"/>
    </style:style>
    <style:style style:name="ro34" style:family="table-row">
      <style:table-row-properties style:row-height="14.53mm" fo:break-before="auto" style:use-optimal-row-height="false"/>
    </style:style>
    <style:style style:name="ro35" style:family="table-row">
      <style:table-row-properties style:row-height="20.27mm" fo:break-before="auto" style:use-optimal-row-height="false"/>
    </style:style>
    <style:style style:name="ro36" style:family="table-row">
      <style:table-row-properties style:row-height="20.5mm" fo:break-before="auto" style:use-optimal-row-height="false"/>
    </style:style>
    <style:style style:name="ro37" style:family="table-row">
      <style:table-row-properties style:row-height="29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style:font-name="宋体" style:font-name-asian="Noto Sans CJK SC Regular" style:font-name-complex="Noto Sans CJK SC Regular"/>
    </style:style>
    <style:style style:name="T3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number-columns-repeated="3"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4" office:value-type="float" office:value="0.8608" calcext:value-type="float">
            <text:p>0.8608</text:p>
          </table:table-cell>
          <table:table-cell table:style-name="ce2" office:value-type="float" office:value="0.6512" calcext:value-type="float">
            <text:p>0.6512</text:p>
          </table:table-cell>
          <table:table-cell table:style-name="ce3"/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</table:table-row>
        <table:table-row table:style-name="ro2" table:number-rows-repeated="2">
          <table:table-cell/>
          <table:table-cell table:style-name="ce2"/>
          <table:table-cell table:style-name="ce4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4" office:value-type="float" office:value="0.8675" calcext:value-type="float">
            <text:p>0.8675</text:p>
          </table:table-cell>
          <table:table-cell table:style-name="ce2" office:value-type="float" office:value="0.7252" calcext:value-type="float">
            <text:p>0.7252</text:p>
          </table:table-cell>
          <table:table-cell table:style-name="ce3"/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</table:table-row>
        <table:table-row table:style-name="ro2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4" office:value-type="float" office:value="0.8773" calcext:value-type="float">
            <text:p>0.8773</text:p>
          </table:table-cell>
          <table:table-cell table:style-name="ce2" office:value-type="float" office:value="0.7565" calcext:value-type="float">
            <text:p>0.7565</text:p>
          </table:table-cell>
          <table:table-cell table:style-name="ce3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</table:table-row>
        <table:table-row table:style-name="ro3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4" office:value-type="float" office:value="0.878" calcext:value-type="float">
            <text:p>0.878</text:p>
          </table:table-cell>
          <table:table-cell table:style-name="ce2" office:value-type="float" office:value="0.7415" calcext:value-type="float">
            <text:p>0.7415</text:p>
          </table:table-cell>
          <table:table-cell table:style-name="ce5" office:value-type="float" office:value="0.8963" calcext:value-type="float">
            <text:p>0.8963</text:p>
          </table:table-cell>
          <table:table-cell table:style-name="ce2" office:value-type="float" office:value="0.7945" calcext:value-type="float">
            <text:p>0.7945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</table:table-row>
        <table:table-row table:style-name="ro2">
          <table:table-cell table:number-columns-repeated="11"/>
        </table:table-row>
        <table:table-row table:style-name="ro2" table:number-rows-repeated="2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4" office:value-type="float" office:value="0.876" calcext:value-type="float">
            <text:p>0.876</text:p>
          </table:table-cell>
          <table:table-cell table:style-name="ce2" office:value-type="float" office:value="0.7355" calcext:value-type="float">
            <text:p>0.7355</text:p>
          </table:table-cell>
          <table:table-cell table:style-name="ce3"/>
          <table:table-cell table:style-name="ce2"/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4" office:value-type="float" office:value="0.8731" calcext:value-type="float">
            <text:p>0.8731</text:p>
          </table:table-cell>
          <table:table-cell table:style-name="ce2" office:value-type="float" office:value="0.7088" calcext:value-type="float">
            <text:p>0.7088</text:p>
          </table:table-cell>
          <table:table-cell/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</table:table-row>
        <table:table-row table:style-name="ro2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 table:number-rows-repeated="20"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7"/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4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5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4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4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5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row table:style-name="ro7">
          <table:table-cell table:style-name="ce6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2i_size</text:p>
          </table:table-cell>
          <table:table-cell table:style-name="ce3" office:value-type="string" calcext:value-type="string">
            <text:p>embedding_type</text:p>
          </table:table-cell>
          <table:table-cell table:style-name="ce3" office:value-type="string" calcext:value-type="string">
            <text:p>is_b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hidden_size</text:p>
          </table:table-cell>
          <table:table-cell table:style-name="ce3" office:value-type="string" calcext:value-type="string">
            <text:p>enc_layer_num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param_num</text:p>
          </table:table-cell>
        </table:table-row>
        <table:table-row table:style-name="ro2">
          <table:table-cell table:style-name="ce3" office:value-type="string" calcext:value-type="string">
            <text:p>R-net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_net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97w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r_net_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121w</text:p>
          </table:table-cell>
        </table:table-row>
        <table:table-row table:style-name="ro2">
          <table:table-cell table:style-name="ce2" table:number-columns-repeated="4"/>
          <table:table-cell table:style-name="ce7"/>
          <table:table-cell table:style-name="ce2" table:number-columns-repeated="5"/>
        </table:table-row>
        <table:table-row table:style-name="ro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Match-lstm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match_lstm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11w</text:p>
          </table:table-cell>
        </table:table-row>
        <table:table-row table:style-name="ro2" table:number-rows-repeated="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Bi-daf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bi_daf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bi_daf_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6" table:default-cell-style-name="ce22"/>
        <table:table-column table:style-name="co53" table:default-cell-style-name="ce12"/>
        <table:table-column table:style-name="co54" table:default-cell-style-name="ce23"/>
        <table:table-column table:style-name="co55" table:default-cell-style-name="ce22"/>
        <table:table-column table:style-name="co6" table:default-cell-style-name="Default"/>
        <table:table-row table:style-name="ro17">
          <table:table-cell table:style-name="Default"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  <table:covered-table-cell/>
        </table:table-row>
        <table:table-row table:style-name="ro18">
          <table:table-cell table:style-name="ce21"/>
          <table:table-cell table:style-name="ce21" office:value-type="string" calcext:value-type="string">
            <text:p>split_len</text:p>
          </table:table-cell>
          <table:table-cell table:style-name="ce13" office:value-type="string" calcext:value-type="string">
            <text:p>accuracy</text:p>
          </table:table-cell>
          <table:table-cell table:style-name="ce21" office:value-type="string" calcext:value-type="string">
            <text:p>min_len</text:p>
          </table:table-cell>
          <table:table-cell table:style-name="ce21" office:value-type="string" calcext:value-type="string">
            <text:p>median_len</text:p>
          </table:table-cell>
          <table:table-cell table:style-name="ce21" office:value-type="string" calcext:value-type="string">
            <text:p>answer_acc</text:p>
          </table:table-cell>
          <table:table-cell table:style-name="ce21" office:value-type="string" calcext:value-type="string">
            <text:p>useful_data</text:p>
          </table:table-cell>
          <table:table-cell table:style-name="ce13" office:value-type="string" calcext:value-type="string">
            <text:p>time</text:p>
          </table:table-cell>
        </table:table-row>
        <table:table-row table:style-name="ro19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number-columns-repeated="4"/>
          <table:table-cell table:style-name="ce22"/>
          <table:table-cell table:number-columns-repeated="3"/>
        </table:table-row>
        <table:table-row table:style-name="ro2">
          <table:table-cell table:number-columns-repeated="4"/>
          <table:table-cell table:style-name="ce22" table:number-columns-repeated="2"/>
          <table:table-cell table:number-columns-repeated="2"/>
        </table:table-row>
        <table:table-row table:style-name="ro2">
          <table:table-cell table:style-name="ce12" table:number-columns-repeated="2"/>
          <table:table-cell table:style-name="Default"/>
          <table:table-cell table:style-name="ce12"/>
          <table:table-cell/>
          <table:table-cell table:style-name="ce12" table:number-columns-repeated="2"/>
          <table:table-cell/>
        </table:table-row>
        <table:table-row table:style-name="ro2">
          <table:table-cell table:style-name="ce12" table:number-columns-repeated="4"/>
          <table:table-cell/>
          <table:table-cell table:style-name="ce12" table:number-columns-repeated="2"/>
          <table:table-cell/>
        </table:table-row>
      </table:table>
      <table:table table:name="数据分析" table:style-name="ta1">
        <office:forms form:automatic-focus="false" form:apply-design-mode="false"/>
        <table:table-column table:style-name="co56" table:default-cell-style-name="Default"/>
        <table:table-column table:style-name="co57" table:default-cell-style-name="ce25"/>
        <table:table-column table:style-name="co58" table:default-cell-style-name="Default"/>
        <table:table-column table:style-name="co59" table:default-cell-style-name="Default"/>
        <table:table-column table:style-name="co6" table:default-cell-style-name="Default"/>
        <table:table-column table:style-name="co60" table:default-cell-style-name="Default"/>
        <table:table-column table:style-name="co6" table:number-columns-repeated="1018" table:default-cell-style-name="Default"/>
        <table:table-row table:style-name="ro30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（20%重复 –-&gt; 3.8%重复）</text:p>
            <text:p>1. 平均有20%的数据中，出现了重复答案</text:p>
            <text:p>2. 采用重复答案前后扩展5个词，取与question的rougeL最大的</text:p>
            <text:p>3. 如果有几个rougeL最大的，则取第一个</text:p>
            <text:p>注：可能存在判断错误的情况</text:p>
          </table:table-cell>
          <table:covered-table-cell table:number-columns-repeated="6"/>
          <table:table-cell table:number-columns-repeated="1017"/>
        </table:table-row>
        <table:table-row table:style-name="ro31">
          <table:table-cell table:style-name="ce24"/>
          <table:table-cell table:style-name="ce26" office:value-type="string" calcext:value-type="string">
            <text:p>切割方式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中位数</text:p>
          </table:table-cell>
          <table:table-cell table:style-name="ce21" office:value-type="string" calcext:value-type="string">
            <text:p>δ</text:p>
          </table:table-cell>
          <table:table-cell table:style-name="ce21" office:value-type="string" calcext:value-type="string">
            <text:p>δ_ranking</text:p>
          </table:table-cell>
          <table:table-cell table:style-name="ce21" office:value-type="string" calcext:value-type="string">
            <text:p>flag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1">
          <table:table-cell table:style-name="ce24"/>
          <table:table-cell table:style-name="ce27" office:value-type="string" calcext:value-type="string">
            <text:p>baseline：标题+核心句</text:p>
          </table:table-cell>
          <table:table-cell table:style-name="ce22" office:value-type="float" office:value="0.9042" calcext:value-type="float">
            <text:p>0.9042</text:p>
          </table:table-cell>
          <table:table-cell table:style-name="ce22" office:value-type="float" office:value="47" calcext:value-type="float">
            <text:p>47</text:p>
          </table:table-cell>
          <table:table-cell table:style-name="ce22" table:number-columns-repeated="6"/>
          <table:table-cell table:style-name="ce24" table:number-columns-repeated="1014"/>
        </table:table-row>
        <table:table-row table:style-name="ro31">
          <table:table-cell table:style-name="ce24"/>
          <table:table-cell table:style-name="ce27" office:value-type="string" calcext:value-type="string">
            <text:p>标题+<text:span text:style-name="T3">所有</text:span>核心句</text:p>
          </table:table-cell>
          <table:table-cell table:style-name="ce22" office:value-type="float" office:value="0.9152" calcext:value-type="float">
            <text:p>0.9152</text:p>
          </table:table-cell>
          <table:table-cell table:style-name="ce22" office:value-type="float" office:value="49" calcext:value-type="float">
            <text:p>49</text:p>
          </table:table-cell>
          <table:table-cell table:style-name="ce12" office:value-type="float" office:value="0.011" calcext:value-type="float">
            <text:p>0.011</text:p>
          </table:table-cell>
          <table:table-cell table:style-name="ce29" office:value-type="string" calcext:value-type="string">
            <text:p>1（修正）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1">
          <table:table-cell table:style-name="ce24"/>
          <table:table-cell table:style-name="ce27" office:value-type="string" calcext:value-type="string">
            <text:p>标题+所有核心句+<text:span text:style-name="T3">最后一句</text:span></text:p>
          </table:table-cell>
          <table:table-cell table:style-name="ce22" office:value-type="float" office:value="0.9224" calcext:value-type="float">
            <text:p>0.922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0.0072" calcext:value-type="float">
            <text:p>0.007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-3" calcext:value-type="float">
            <text:p>-3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1">
          <table:table-cell table:style-name="ce24"/>
          <table:table-cell table:style-name="ce27" office:value-type="string" calcext:value-type="string">
            <text:p>标题+所有核心句+最后一句+<text:span text:style-name="T3">第一句</text:span></text:p>
          </table:table-cell>
          <table:table-cell table:style-name="ce22" office:value-type="float" office:value="0.9288" calcext:value-type="float">
            <text:p>0.9288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0.0064" calcext:value-type="float">
            <text:p>0.00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-4" calcext:value-type="float">
            <text:p>-4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2">
          <table:table-cell table:style-name="ce24"/>
          <table:table-cell table:style-name="ce28" office:value-type="string" calcext:value-type="string">
            <text:p>标题+所有核心句+最后一句+第一句 + </text:p>
            <text:p><text:span text:style-name="T3">所有核心句上一句</text:span></text:p>
          </table:table-cell>
          <table:table-cell table:style-name="ce22" office:value-type="float" office:value="0.9328" calcext:value-type="float">
            <text:p>0.9328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0.004" calcext:value-type="float">
            <text:p>0.00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-7" calcext:value-type="float">
            <text:p>-7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3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<text:span text:style-name="T3">所有核心句下一句</text:span></text:p>
          </table:table-cell>
          <table:table-cell table:style-name="ce22" office:value-type="float" office:value="0.959" calcext:value-type="float">
            <text:p>0.959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0.0262" calcext:value-type="float">
            <text:p>0.026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-2" calcext:value-type="float">
            <text:p>-2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4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所有核心句下一句 + <text:span text:style-name="T3">蕴含句（上一句+下一句）</text:span></text:p>
          </table:table-cell>
          <table:table-cell table:style-name="ce22" office:value-type="float" office:value="0.9642" calcext:value-type="float">
            <text:p>0.9642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0.0052" calcext:value-type="float">
            <text:p>0.005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5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3">所有核心句下下句</text:span></text:p>
          </table:table-cell>
          <table:table-cell table:style-name="ce22" office:value-type="float" office:value="0.9686" calcext:value-type="float">
            <text:p>0.9686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0.0044" calcext:value-type="float">
            <text:p>0.004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-6" calcext:value-type="float">
            <text:p>-6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6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3">所有核心句上上句</text:span></text:p>
          </table:table-cell>
          <table:table-cell table:style-name="ce22" office:value-type="float" office:value="0.9696" calcext:value-type="float">
            <text:p>0.9696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-9" calcext:value-type="float">
            <text:p>-9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7">
          <table:table-cell/>
          <table:table-cell table:style-name="ce2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3">所有核心句下下下句</text:span></text:p>
          </table:table-cell>
          <table:table-cell table:style-name="ce12" office:value-type="float" office:value="0.972" calcext:value-type="float">
            <text:p>0.972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0.0024" calcext:value-type="float">
            <text:p>0.00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-8" calcext:value-type="float">
            <text:p>-8</text:p>
          </table:table-cell>
          <table:table-cell table:style-name="ce1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1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35" table:default-cell-style-name="ce18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17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18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18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18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19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19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19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19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19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00/00/00</text:date>, <text:time style:data-style-name="N2" text:time-value="09:21:07.9314710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1T10:07:17.195417720</dc:date>
    <meta:generator>LibreOffice/5.1.6.2$Linux_X86_64 LibreOffice_project/10m0$Build-2</meta:generator>
    <meta:editing-duration>PT21H28M25S</meta:editing-duration>
    <meta:editing-cycles>103</meta:editing-cycles>
    <meta:document-statistic meta:table-count="7" meta:cell-count="312" meta:object-count="0"/>
    <meta:user-defined meta:name="KSOProductBuildVer">2052-10.1.0.5672</meta:user-defined>
  </office:meta>
</office:document-meta>
</file>